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6.158cm" svg:y="4.4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5.258cm" svg:y="5.7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7.058cm" svg:y="5.7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5.318cm" svg:x2="5.702cm" svg:y2="5.729cm" draw:start-shape="id1" draw:start-glue-point="8" draw:end-shape="id2" draw:end-glue-point="4" svg:d="M6602 5318l-900 411">
          <text:p/>
        </draw:connector>
        <draw:custom-shape draw:style-name="gr1" draw:text-style-name="P2" xml:id="id3" draw:id="id3" draw:layer="layout" svg:width="0.889cm" svg:height="0.889cm" svg:x="6.158cm" svg:y="7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02cm" svg:y1="6.618cm" svg:x2="6.602cm" svg:y2="7.029cm" draw:start-shape="id2" draw:start-glue-point="8" draw:end-shape="id3" draw:end-glue-point="4" svg:d="M5702 6618l900 411">
          <text:p/>
        </draw:connector>
        <draw:connector draw:style-name="gr2" draw:text-style-name="P1" draw:layer="layout" draw:type="line" svg:x1="7.502cm" svg:y1="6.618cm" svg:x2="6.602cm" svg:y2="7.029cm" draw:start-shape="id4" draw:start-glue-point="8" draw:end-shape="id3" draw:end-glue-point="4" svg:d="M7502 6618l-900 411">
          <text:p/>
        </draw:connector>
        <draw:custom-shape draw:style-name="gr1" draw:text-style-name="P2" xml:id="id8" draw:id="id8" draw:layer="layout" svg:width="0.889cm" svg:height="0.889cm" svg:x="9.758cm" svg:y="4.4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89cm" svg:height="0.889cm" svg:x="8.858cm" svg:y="5.7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89cm" svg:height="0.889cm" svg:x="10.658cm" svg:y="5.7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9.758cm" svg:y="7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302cm" svg:y1="6.618cm" svg:x2="10.202cm" svg:y2="7.029cm" draw:start-shape="id5" draw:start-glue-point="8" draw:end-shape="id6" draw:end-glue-point="4" svg:d="M9302 6618l900 411">
          <text:p/>
        </draw:connector>
        <draw:connector draw:style-name="gr2" draw:text-style-name="P1" draw:layer="layout" draw:type="line" svg:x1="11.102cm" svg:y1="6.618cm" svg:x2="10.202cm" svg:y2="7.029cm" draw:start-shape="id7" draw:start-glue-point="8" draw:end-shape="id6" draw:end-glue-point="4" svg:d="M11102 6618l-900 411">
          <text:p/>
        </draw:connector>
        <draw:connector draw:style-name="gr2" draw:text-style-name="P1" draw:layer="layout" draw:type="line" svg:x1="9.302cm" svg:y1="5.729cm" svg:x2="10.202cm" svg:y2="5.318cm" draw:start-shape="id5" draw:start-glue-point="4" draw:end-shape="id8" draw:end-glue-point="8" svg:d="M9302 5729l900-411">
          <text:p/>
        </draw:connector>
        <draw:custom-shape draw:style-name="gr1" draw:text-style-name="P2" xml:id="id9" draw:id="id9" draw:layer="layout" svg:width="0.889cm" svg:height="0.889cm" svg:x="5.258cm" svg:y="8.329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89cm" svg:height="0.889cm" svg:x="7.058cm" svg:y="8.32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889cm" svg:height="0.889cm" svg:x="8.858cm" svg:y="8.329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889cm" svg:height="0.889cm" svg:x="10.658cm" svg:y="8.32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7.918cm" svg:x2="5.702cm" svg:y2="8.329cm" draw:start-shape="id3" draw:start-glue-point="8" draw:end-shape="id9" draw:end-glue-point="4" svg:d="M6602 7918l-900 411">
          <text:p/>
        </draw:connector>
        <draw:connector draw:style-name="gr2" draw:text-style-name="P1" draw:layer="layout" draw:type="line" svg:x1="6.602cm" svg:y1="7.918cm" svg:x2="7.502cm" svg:y2="8.329cm" draw:start-shape="id3" draw:start-glue-point="8" draw:end-shape="id10" draw:end-glue-point="4" svg:d="M6602 7918l900 411">
          <text:p/>
        </draw:connector>
        <draw:connector draw:style-name="gr2" draw:text-style-name="P1" draw:layer="layout" draw:type="line" svg:x1="7.058cm" svg:y1="8.773cm" svg:x2="6.147cm" svg:y2="8.773cm" draw:start-shape="id10" draw:start-glue-point="6" draw:end-shape="id9" draw:end-glue-point="10" svg:d="M7058 8773h-911">
          <text:p/>
        </draw:connector>
        <draw:connector draw:style-name="gr2" draw:text-style-name="P1" draw:layer="layout" draw:type="line" svg:x1="10.202cm" svg:y1="7.918cm" svg:x2="9.302cm" svg:y2="8.329cm" draw:start-shape="id6" draw:start-glue-point="8" draw:end-shape="id11" draw:end-glue-point="4" svg:d="M10202 7918l-900 411">
          <text:p/>
        </draw:connector>
        <draw:connector draw:style-name="gr2" draw:text-style-name="P1" draw:layer="layout" draw:type="line" svg:x1="10.202cm" svg:y1="7.918cm" svg:x2="11.102cm" svg:y2="8.329cm" draw:start-shape="id6" draw:start-glue-point="8" draw:end-shape="id12" draw:end-glue-point="4" svg:d="M10202 7918l900 411">
          <text:p/>
        </draw:connector>
        <draw:connector draw:style-name="gr2" draw:text-style-name="P1" draw:layer="layout" draw:type="line" svg:x1="9.747cm" svg:y1="8.773cm" svg:x2="10.658cm" svg:y2="8.773cm" draw:start-shape="id11" draw:start-glue-point="10" draw:end-shape="id12" draw:end-glue-point="6" svg:d="M9747 8773h911">
          <text:p/>
        </draw:connector>
        <draw:frame draw:style-name="gr3" draw:text-style-name="P3" draw:layer="layout" svg:width="1.01cm" svg:height="0.772cm" svg:x="6.261cm" svg:y="9.033cm">
          <draw:text-box>
            <text:p><text:span text:style-name="T2">(a)</text:span></text:p>
          </draw:text-box>
        </draw:frame>
        <draw:frame draw:style-name="gr4" draw:text-style-name="P3" draw:layer="layout" svg:width="1.035cm" svg:height="0.772cm" svg:x="9.661cm" svg:y="9.033cm">
          <draw:text-box>
            <text:p><text:span text:style-name="T2">(b)</text:span></text:p>
          </draw:text-box>
        </draw:frame>
        <draw:custom-shape draw:style-name="gr1" draw:text-style-name="P2" xml:id="id13" draw:id="id13" draw:layer="layout" svg:width="0.889cm" svg:height="0.889cm" svg:x="6.158cm" svg:y="9.928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889cm" svg:height="0.889cm" svg:x="5.258cm" svg:y="11.22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889cm" svg:height="0.889cm" svg:x="7.058cm" svg:y="11.228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10.817cm" svg:x2="5.702cm" svg:y2="11.228cm" draw:start-shape="id13" draw:start-glue-point="8" draw:end-shape="id14" draw:end-glue-point="4" svg:d="M6602 10817l-900 411">
          <text:p/>
        </draw:connector>
        <draw:custom-shape draw:style-name="gr1" draw:text-style-name="P2" xml:id="id15" draw:id="id15" draw:layer="layout" svg:width="0.889cm" svg:height="0.889cm" svg:x="6.158cm" svg:y="12.528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02cm" svg:y1="12.117cm" svg:x2="6.602cm" svg:y2="12.528cm" draw:start-shape="id14" draw:start-glue-point="8" draw:end-shape="id15" draw:end-glue-point="4" svg:d="M5702 12117l900 411">
          <text:p/>
        </draw:connector>
        <draw:connector draw:style-name="gr2" draw:text-style-name="P1" draw:layer="layout" draw:type="line" svg:x1="7.502cm" svg:y1="12.117cm" svg:x2="6.602cm" svg:y2="12.528cm" draw:start-shape="id16" draw:start-glue-point="8" draw:end-shape="id15" draw:end-glue-point="4" svg:d="M7502 12117l-900 411">
          <text:p/>
        </draw:connector>
        <draw:custom-shape draw:style-name="gr1" draw:text-style-name="P2" xml:id="id19" draw:id="id19" draw:layer="layout" svg:width="0.889cm" svg:height="0.889cm" svg:x="9.758cm" svg:y="9.928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889cm" svg:height="0.889cm" svg:x="8.858cm" svg:y="11.22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889cm" svg:height="0.889cm" svg:x="10.658cm" svg:y="11.228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889cm" svg:height="0.889cm" svg:x="9.758cm" svg:y="12.528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302cm" svg:y1="12.117cm" svg:x2="10.202cm" svg:y2="12.528cm" draw:start-shape="id17" draw:start-glue-point="8" draw:end-shape="id18" draw:end-glue-point="4" svg:d="M9302 12117l900 411">
          <text:p/>
        </draw:connector>
        <draw:connector draw:style-name="gr2" draw:text-style-name="P1" draw:layer="layout" draw:type="line" svg:x1="9.302cm" svg:y1="11.228cm" svg:x2="10.202cm" svg:y2="10.817cm" draw:start-shape="id17" draw:start-glue-point="4" draw:end-shape="id19" draw:end-glue-point="8" svg:d="M9302 11228l900-411">
          <text:p/>
        </draw:connector>
        <draw:custom-shape draw:style-name="gr1" draw:text-style-name="P2" xml:id="id20" draw:id="id20" draw:layer="layout" svg:width="0.889cm" svg:height="0.889cm" svg:x="5.258cm" svg:y="13.828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889cm" svg:height="0.889cm" svg:x="7.058cm" svg:y="13.82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889cm" svg:height="0.889cm" svg:x="8.858cm" svg:y="13.828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889cm" svg:height="0.889cm" svg:x="10.658cm" svg:y="13.82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13.417cm" svg:x2="5.702cm" svg:y2="13.828cm" draw:start-shape="id15" draw:start-glue-point="8" draw:end-shape="id20" draw:end-glue-point="4" svg:d="M6602 13417l-900 411">
          <text:p/>
        </draw:connector>
        <draw:connector draw:style-name="gr2" draw:text-style-name="P1" draw:layer="layout" draw:type="line" svg:x1="6.602cm" svg:y1="13.417cm" svg:x2="7.502cm" svg:y2="13.828cm" draw:start-shape="id15" draw:start-glue-point="8" draw:end-shape="id21" draw:end-glue-point="4" svg:d="M6602 13417l900 411">
          <text:p/>
        </draw:connector>
        <draw:connector draw:style-name="gr2" draw:text-style-name="P1" draw:layer="layout" draw:type="line" svg:x1="7.058cm" svg:y1="14.272cm" svg:x2="6.147cm" svg:y2="14.272cm" draw:start-shape="id21" draw:start-glue-point="6" draw:end-shape="id20" draw:end-glue-point="10" svg:d="M7058 14272h-911">
          <text:p/>
        </draw:connector>
        <draw:connector draw:style-name="gr2" draw:text-style-name="P1" draw:layer="layout" draw:type="line" svg:x1="10.202cm" svg:y1="13.417cm" svg:x2="9.302cm" svg:y2="13.828cm" draw:start-shape="id18" draw:start-glue-point="8" draw:end-shape="id22" draw:end-glue-point="4" svg:d="M10202 13417l-900 411">
          <text:p/>
        </draw:connector>
        <draw:connector draw:style-name="gr2" draw:text-style-name="P1" draw:layer="layout" draw:type="line" svg:x1="10.202cm" svg:y1="13.417cm" svg:x2="11.102cm" svg:y2="13.828cm" draw:start-shape="id18" draw:start-glue-point="8" draw:end-shape="id23" draw:end-glue-point="4" svg:d="M10202 13417l900 411">
          <text:p/>
        </draw:connector>
        <draw:frame draw:style-name="gr3" draw:text-style-name="P3" draw:layer="layout" svg:width="1.01cm" svg:height="0.772cm" svg:x="6.261cm" svg:y="14.532cm">
          <draw:text-box>
            <text:p><text:span text:style-name="T2">(c)</text:span></text:p>
          </draw:text-box>
        </draw:frame>
        <draw:frame draw:style-name="gr4" draw:text-style-name="P3" draw:layer="layout" svg:width="1.035cm" svg:height="0.772cm" svg:x="9.661cm" svg:y="14.532cm">
          <draw:text-box>
            <text:p><text:span text:style-name="T2">(d)</text:span></text:p>
          </draw:text-box>
        </draw:frame>
        <draw:connector draw:style-name="gr2" draw:text-style-name="P1" draw:layer="layout" draw:type="line" svg:x1="6.602cm" svg:y1="10.817cm" svg:x2="7.502cm" svg:y2="11.228cm" draw:start-shape="id13" draw:start-glue-point="8" draw:end-shape="id16" draw:end-glue-point="4" svg:d="M6602 10817l900 411">
          <text:p/>
        </draw:connector>
        <draw:connector draw:style-name="gr2" draw:text-style-name="P1" draw:layer="layout" draw:type="line" svg:x1="10.202cm" svg:y1="12.528cm" svg:x2="11.102cm" svg:y2="12.117cm" draw:start-shape="id18" draw:start-glue-point="4" draw:end-shape="id24" draw:end-glue-point="8" svg:d="M10202 12528l900-411">
          <text:p/>
        </draw:connector>
        <draw:connector draw:style-name="gr2" draw:text-style-name="P1" draw:layer="layout" draw:type="line" svg:x1="10.658cm" svg:y1="14.272cm" svg:x2="9.747cm" svg:y2="14.272cm" draw:start-shape="id23" draw:start-glue-point="6" draw:end-shape="id22" draw:end-glue-point="10" svg:d="M10658 14272h-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6T02:30:35.44</dc:date>
    <dc:creator>Loc Nguyen</dc:creator>
    <meta:editing-duration>PT56M55S</meta:editing-duration>
    <meta:editing-cycles>10</meta:editing-cycles>
    <meta:generator>OpenOffice/4.1.2$Win32 OpenOffice.org_project/412m3$Build-9782</meta:generator>
    <meta:document-statistic meta:object-count="53"/>
  </office:meta>
</office:document-meta>
</file>